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2">
          <table:table-cell/>
          <table:table-cell office:value-type="string">
            <text:p>INI61202MK</text:p>
          </table:table-cell>
          <table:table-cell table:formula="of:=RIGHT([.B3];2)" office:value-type="string" office:string-value="MK">
            <text:p>MK</text:p>
          </table:table-cell>
          <table:table-cell office:value-type="string">
            <text:p>INI61202</text:p>
          </table:table-cell>
          <table:table-cell/>
          <table:table-cell table:formula="of:=CONCATENATE([.D3];[.C3])" office:value-type="string" office:string-value="INI61202MK">
            <text:p>INI61202MK</text:p>
          </table:table-cell>
        </table:table-row>
        <table:table-row table:style-name="ro2">
          <table:table-cell/>
          <table:table-cell office:value-type="string">
            <text:p>INI61203RF</text:p>
          </table:table-cell>
          <table:table-cell table:formula="of:=RIGHT([.B4];2)" office:value-type="string" office:string-value="RF">
            <text:p>RF</text:p>
          </table:table-cell>
          <table:table-cell table:formula="of:=[.D3]" office:value-type="string" office:string-value="INI61202">
            <text:p>INI61202</text:p>
          </table:table-cell>
          <table:table-cell/>
          <table:table-cell table:formula="of:=CONCATENATE([.D4];[.C4])" office:value-type="string" office:string-value="INI61202RF">
            <text:p>INI61202RF</text:p>
          </table:table-cell>
        </table:table-row>
        <table:table-row table:style-name="ro2">
          <table:table-cell/>
          <table:table-cell office:value-type="string">
            <text:p>INI61204T9</text:p>
          </table:table-cell>
          <table:table-cell table:formula="of:=RIGHT([.B5];2)" office:value-type="string" office:string-value="T9">
            <text:p>T9</text:p>
          </table:table-cell>
          <table:table-cell table:formula="of:=[.D4]" office:value-type="string" office:string-value="INI61202">
            <text:p>INI61202</text:p>
          </table:table-cell>
          <table:table-cell/>
          <table:table-cell table:formula="of:=CONCATENATE([.D5];[.C5])" office:value-type="string" office:string-value="INI61202T9">
            <text:p>INI61202T9</text:p>
          </table:table-cell>
        </table:table-row>
        <table:table-row table:style-name="ro2">
          <table:table-cell/>
          <table:table-cell office:value-type="string">
            <text:p>INI61205NX</text:p>
          </table:table-cell>
          <table:table-cell table:formula="of:=RIGHT([.B6];2)" office:value-type="string" office:string-value="NX">
            <text:p>NX</text:p>
          </table:table-cell>
          <table:table-cell table:formula="of:=[.D5]" office:value-type="string" office:string-value="INI61202">
            <text:p>INI61202</text:p>
          </table:table-cell>
          <table:table-cell/>
          <table:table-cell table:formula="of:=CONCATENATE([.D6];[.C6])" office:value-type="string" office:string-value="INI61202NX">
            <text:p>INI61202NX</text:p>
          </table:table-cell>
        </table:table-row>
        <table:table-row table:style-name="ro2">
          <table:table-cell/>
          <table:table-cell office:value-type="string">
            <text:p>INI61206SX</text:p>
          </table:table-cell>
          <table:table-cell table:formula="of:=RIGHT([.B7];2)" office:value-type="string" office:string-value="SX">
            <text:p>SX</text:p>
          </table:table-cell>
          <table:table-cell table:formula="of:=[.D6]" office:value-type="string" office:string-value="INI61202">
            <text:p>INI61202</text:p>
          </table:table-cell>
          <table:table-cell/>
          <table:table-cell table:formula="of:=CONCATENATE([.D7];[.C7])" office:value-type="string" office:string-value="INI61202SX">
            <text:p>INI61202SX</text:p>
          </table:table-cell>
        </table:table-row>
        <table:table-row table:style-name="ro2">
          <table:table-cell/>
          <table:table-cell office:value-type="string">
            <text:p>INI61207TV</text:p>
          </table:table-cell>
          <table:table-cell table:formula="of:=RIGHT([.B8];2)" office:value-type="string" office:string-value="TV">
            <text:p>TV</text:p>
          </table:table-cell>
          <table:table-cell table:formula="of:=[.D7]" office:value-type="string" office:string-value="INI61202">
            <text:p>INI61202</text:p>
          </table:table-cell>
          <table:table-cell/>
          <table:table-cell table:formula="of:=CONCATENATE([.D8];[.C8])" office:value-type="string" office:string-value="INI61202TV">
            <text:p>INI61202TV</text:p>
          </table:table-cell>
        </table:table-row>
        <table:table-row table:style-name="ro2">
          <table:table-cell/>
          <table:table-cell office:value-type="string">
            <text:p>INI61208TK</text:p>
          </table:table-cell>
          <table:table-cell table:formula="of:=RIGHT([.B9];2)" office:value-type="string" office:string-value="TK">
            <text:p>TK</text:p>
          </table:table-cell>
          <table:table-cell table:formula="of:=[.D8]" office:value-type="string" office:string-value="INI61202">
            <text:p>INI61202</text:p>
          </table:table-cell>
          <table:table-cell/>
          <table:table-cell table:formula="of:=CONCATENATE([.D9];[.C9])" office:value-type="string" office:string-value="INI61202TK">
            <text:p>INI61202TK</text:p>
          </table:table-cell>
        </table:table-row>
        <table:table-row table:style-name="ro2">
          <table:table-cell/>
          <table:table-cell office:value-type="string">
            <text:p>INI61209KJ</text:p>
          </table:table-cell>
          <table:table-cell table:formula="of:=RIGHT([.B10];2)" office:value-type="string" office:string-value="KJ">
            <text:p>KJ</text:p>
          </table:table-cell>
          <table:table-cell table:formula="of:=[.D9]" office:value-type="string" office:string-value="INI61202">
            <text:p>INI61202</text:p>
          </table:table-cell>
          <table:table-cell/>
          <table:table-cell table:formula="of:=CONCATENATE([.D10];[.C10])" office:value-type="string" office:string-value="INI61202KJ">
            <text:p>INI61202KJ</text:p>
          </table:table-cell>
        </table:table-row>
        <table:table-row table:style-name="ro2">
          <table:table-cell/>
          <table:table-cell office:value-type="string">
            <text:p>INI61210RV</text:p>
          </table:table-cell>
          <table:table-cell table:formula="of:=RIGHT([.B11];2)" office:value-type="string" office:string-value="RV">
            <text:p>RV</text:p>
          </table:table-cell>
          <table:table-cell table:formula="of:=[.D10]" office:value-type="string" office:string-value="INI61202">
            <text:p>INI61202</text:p>
          </table:table-cell>
          <table:table-cell/>
          <table:table-cell table:formula="of:=CONCATENATE([.D11];[.C11])" office:value-type="string" office:string-value="INI61202RV">
            <text:p>INI61202RV</text:p>
          </table:table-cell>
        </table:table-row>
        <table:table-row table:style-name="ro2">
          <table:table-cell/>
          <table:table-cell office:value-type="string">
            <text:p>INI61211MD</text:p>
          </table:table-cell>
          <table:table-cell table:formula="of:=RIGHT([.B12];2)" office:value-type="string" office:string-value="MD">
            <text:p>MD</text:p>
          </table:table-cell>
          <table:table-cell table:formula="of:=[.D11]" office:value-type="string" office:string-value="INI61202">
            <text:p>INI61202</text:p>
          </table:table-cell>
          <table:table-cell/>
          <table:table-cell table:formula="of:=CONCATENATE([.D12];[.C12])" office:value-type="string" office:string-value="INI61202MD">
            <text:p>INI61202MD</text:p>
          </table:table-cell>
        </table:table-row>
        <table:table-row table:style-name="ro2">
          <table:table-cell/>
          <table:table-cell office:value-type="string">
            <text:p>INI61212KD</text:p>
          </table:table-cell>
          <table:table-cell table:formula="of:=RIGHT([.B13];2)" office:value-type="string" office:string-value="KD">
            <text:p>KD</text:p>
          </table:table-cell>
          <table:table-cell table:formula="of:=[.D12]" office:value-type="string" office:string-value="INI61202">
            <text:p>INI61202</text:p>
          </table:table-cell>
          <table:table-cell/>
          <table:table-cell table:formula="of:=CONCATENATE([.D13];[.C13])" office:value-type="string" office:string-value="INI61202KD">
            <text:p>INI61202KD</text:p>
          </table:table-cell>
        </table:table-row>
        <table:table-row table:style-name="ro2">
          <table:table-cell/>
          <table:table-cell office:value-type="string">
            <text:p>INI61213L7</text:p>
          </table:table-cell>
          <table:table-cell table:formula="of:=RIGHT([.B14];2)" office:value-type="string" office:string-value="L7">
            <text:p>L7</text:p>
          </table:table-cell>
          <table:table-cell table:formula="of:=[.D13]" office:value-type="string" office:string-value="INI61202">
            <text:p>INI61202</text:p>
          </table:table-cell>
          <table:table-cell/>
          <table:table-cell table:formula="of:=CONCATENATE([.D14];[.C14])" office:value-type="string" office:string-value="INI61202L7">
            <text:p>INI61202L7</text:p>
          </table:table-cell>
        </table:table-row>
        <table:table-row table:style-name="ro2">
          <table:table-cell/>
          <table:table-cell office:value-type="string">
            <text:p>INI61214LD</text:p>
          </table:table-cell>
          <table:table-cell table:formula="of:=RIGHT([.B15];2)" office:value-type="string" office:string-value="LD">
            <text:p>LD</text:p>
          </table:table-cell>
          <table:table-cell table:formula="of:=[.D14]" office:value-type="string" office:string-value="INI61202">
            <text:p>INI61202</text:p>
          </table:table-cell>
          <table:table-cell/>
          <table:table-cell table:formula="of:=CONCATENATE([.D15];[.C15])" office:value-type="string" office:string-value="INI61202LD">
            <text:p>INI61202LD</text:p>
          </table:table-cell>
        </table:table-row>
        <table:table-row table:style-name="ro2">
          <table:table-cell/>
          <table:table-cell office:value-type="string">
            <text:p>INI61215Q7</text:p>
          </table:table-cell>
          <table:table-cell table:formula="of:=RIGHT([.B16];2)" office:value-type="string" office:string-value="Q7">
            <text:p>Q7</text:p>
          </table:table-cell>
          <table:table-cell table:formula="of:=[.D15]" office:value-type="string" office:string-value="INI61202">
            <text:p>INI61202</text:p>
          </table:table-cell>
          <table:table-cell/>
          <table:table-cell table:formula="of:=CONCATENATE([.D16];[.C16])" office:value-type="string" office:string-value="INI61202Q7">
            <text:p>INI61202Q7</text:p>
          </table:table-cell>
        </table:table-row>
        <table:table-row table:style-name="ro2">
          <table:table-cell/>
          <table:table-cell office:value-type="string">
            <text:p>INI61216T2</text:p>
          </table:table-cell>
          <table:table-cell table:formula="of:=RIGHT([.B17];2)" office:value-type="string" office:string-value="T2">
            <text:p>T2</text:p>
          </table:table-cell>
          <table:table-cell table:formula="of:=[.D16]" office:value-type="string" office:string-value="INI61202">
            <text:p>INI61202</text:p>
          </table:table-cell>
          <table:table-cell/>
          <table:table-cell table:formula="of:=CONCATENATE([.D17];[.C17])" office:value-type="string" office:string-value="INI61202T2">
            <text:p>INI61202T2</text:p>
          </table:table-cell>
        </table:table-row>
        <table:table-row table:style-name="ro2">
          <table:table-cell/>
          <table:table-cell/>
          <table:table-cell table:formula="of:=RIGHT([.B18];2)">
            <text:p/>
          </table:table-cell>
          <table:table-cell table:formula="of:=[.D17]" office:value-type="string" office:string-value="INI61202">
            <text:p>INI61202</text:p>
          </table:table-cell>
          <table:table-cell/>
          <table:table-cell table:formula="of:=CONCATENATE([.D18];[.C18])" office:value-type="string" office:string-value="INI61202">
            <text:p>INI61202</text:p>
          </table:table-cell>
        </table:table-row>
        <table:table-row table:style-name="ro2">
          <table:table-cell/>
          <table:table-cell/>
          <table:table-cell table:formula="of:=RIGHT([.B19];2)">
            <text:p/>
          </table:table-cell>
          <table:table-cell table:formula="of:=[.D18]" office:value-type="string" office:string-value="INI61202">
            <text:p>INI61202</text:p>
          </table:table-cell>
          <table:table-cell/>
          <table:table-cell table:formula="of:=CONCATENATE([.D19];[.C19])" office:value-type="string" office:string-value="INI61202">
            <text:p>INI61202</text:p>
          </table:table-cell>
        </table:table-row>
        <table:table-row table:style-name="ro2">
          <table:table-cell/>
          <table:table-cell/>
          <table:table-cell table:formula="of:=RIGHT([.B20];2)">
            <text:p/>
          </table:table-cell>
          <table:table-cell table:formula="of:=[.D19]" office:value-type="string" office:string-value="INI61202">
            <text:p>INI61202</text:p>
          </table:table-cell>
          <table:table-cell/>
          <table:table-cell table:formula="of:=CONCATENATE([.D20];[.C20])" office:value-type="string" office:string-value="INI61202">
            <text:p>INI61202</text:p>
          </table:table-cell>
        </table:table-row>
        <table:table-row table:style-name="ro2">
          <table:table-cell/>
          <table:table-cell/>
          <table:table-cell table:formula="of:=RIGHT([.B21];2)">
            <text:p/>
          </table:table-cell>
          <table:table-cell table:formula="of:=[.D20]" office:value-type="string" office:string-value="INI61202">
            <text:p>INI61202</text:p>
          </table:table-cell>
          <table:table-cell/>
          <table:table-cell table:formula="of:=CONCATENATE([.D21];[.C21])" office:value-type="string" office:string-value="INI61202">
            <text:p>INI61202</text:p>
          </table:table-cell>
        </table:table-row>
        <table:table-row table:style-name="ro2">
          <table:table-cell/>
          <table:table-cell/>
          <table:table-cell table:formula="of:=RIGHT([.B22];2)">
            <text:p/>
          </table:table-cell>
          <table:table-cell table:formula="of:=[.D21]" office:value-type="string" office:string-value="INI61202">
            <text:p>INI61202</text:p>
          </table:table-cell>
          <table:table-cell/>
          <table:table-cell table:formula="of:=CONCATENATE([.D22];[.C22])" office:value-type="string" office:string-value="INI61202">
            <text:p>INI61202</text:p>
          </table:table-cell>
        </table:table-row>
        <table:table-row table:style-name="ro2">
          <table:table-cell/>
          <table:table-cell/>
          <table:table-cell table:formula="of:=RIGHT([.B23];2)">
            <text:p/>
          </table:table-cell>
          <table:table-cell table:formula="of:=[.D22]" office:value-type="string" office:string-value="INI61202">
            <text:p>INI61202</text:p>
          </table:table-cell>
          <table:table-cell/>
          <table:table-cell table:formula="of:=CONCATENATE([.D23];[.C23])" office:value-type="string" office:string-value="INI61202">
            <text:p>INI61202</text:p>
          </table:table-cell>
        </table:table-row>
        <table:table-row table:style-name="ro2">
          <table:table-cell/>
          <table:table-cell/>
          <table:table-cell table:formula="of:=RIGHT([.B24];2)">
            <text:p/>
          </table:table-cell>
          <table:table-cell table:formula="of:=[.D23]" office:value-type="string" office:string-value="INI61202">
            <text:p>INI61202</text:p>
          </table:table-cell>
          <table:table-cell/>
          <table:table-cell table:formula="of:=CONCATENATE([.D24];[.C24])" office:value-type="string" office:string-value="INI61202">
            <text:p>INI61202</text:p>
          </table:table-cell>
        </table:table-row>
        <table:table-row table:style-name="ro2">
          <table:table-cell/>
          <table:table-cell/>
          <table:table-cell table:formula="of:=RIGHT([.B25];2)">
            <text:p/>
          </table:table-cell>
          <table:table-cell table:formula="of:=[.D24]" office:value-type="string" office:string-value="INI61202">
            <text:p>INI61202</text:p>
          </table:table-cell>
          <table:table-cell/>
          <table:table-cell table:formula="of:=CONCATENATE([.D25];[.C25])" office:value-type="string" office:string-value="INI61202">
            <text:p>INI61202</text:p>
          </table:table-cell>
        </table:table-row>
        <table:table-row table:style-name="ro2">
          <table:table-cell/>
          <table:table-cell/>
          <table:table-cell table:formula="of:=RIGHT([.B26];2)">
            <text:p/>
          </table:table-cell>
          <table:table-cell table:formula="of:=[.D25]" office:value-type="string" office:string-value="INI61202">
            <text:p>INI61202</text:p>
          </table:table-cell>
          <table:table-cell/>
          <table:table-cell table:formula="of:=CONCATENATE([.D26];[.C26])" office:value-type="string" office:string-value="INI61202">
            <text:p>INI61202</text:p>
          </table:table-cell>
        </table:table-row>
        <table:table-row table:style-name="ro2">
          <table:table-cell/>
          <table:table-cell/>
          <table:table-cell table:formula="of:=RIGHT([.B27];2)">
            <text:p/>
          </table:table-cell>
          <table:table-cell table:formula="of:=[.D26]" office:value-type="string" office:string-value="INI61202">
            <text:p>INI61202</text:p>
          </table:table-cell>
          <table:table-cell/>
          <table:table-cell table:formula="of:=CONCATENATE([.D27];[.C27])" office:value-type="string" office:string-value="INI61202">
            <text:p>INI6120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15:45:06</meta:creation-date>
    <dc:date>2015-10-19T15:51:04</dc:date>
    <meta:editing-duration>P0D</meta:editing-duration>
    <meta:editing-cycles>1</meta:editing-cycles>
    <meta:document-statistic meta:table-count="3" meta:cell-count="100" meta:object-count="0"/>
    <meta:generator>LibreOffice/3.5$Linux_X86_64 LibreOffice_project/350m1$Build-2</meta:generator>
  </office:meta>
</office:document-meta>
</file>